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fo:color="#0000FF" style:font-name="Times New Roman" style:font-name-asian="Times New Roman" style:font-name-complex="Times New Roman" fo:font-size="22pt" style:font-size-asian="22pt" style:font-size-complex="22pt" style:text-underline-style="solid" style:text-underline-type="single" fo:font-weight="bold" style:font-weight-asian="bold" style:font-weight-complex="bold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22pt" style:font-size-asian="22pt" style:font-size-complex="22pt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color="#0000FF"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color="#0000FF"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5" style:family="table-cell" style:parent-style-name="Default" style:data-style-name="N0">
      <style:text-properties fo:color="#996699"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ext-properties fo:color="#996699" fo:font-size="10pt" style:font-size-asian="10pt" style:font-size-complex="10pt"/>
    </style:style>
    <style:style style:name="ce17" style:family="table-cell" style:parent-style-name="Default" style:data-style-name="N0">
      <style:text-properties fo:color="#996699"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8" style:family="table-cell" style:parent-style-name="Default" style:data-style-name="N0">
      <style:table-cell-properties fo:border="thin solid #000000" fo:background-color="#FF9900"/>
      <style:text-properties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fo:background-color="#FF9900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0" style:family="table-cell" style:parent-style-name="Default" style:data-style-name="N0">
      <style:table-cell-properties fo:border="thin solid #000000" fo:background-color="#FF9900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T3" style:family="text" style:parent-style-name="Default">
      <style:text-properties fo:color="#996699" style:text-line-through-style="none" style:font-name="Times New Roman" style:font-name-asian="Times New Roman" style:font-name-complex="Times New Roman" fo:font-size="15pt" style:font-size-asian="15pt" style:font-size-complex="15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Chart 1" svg:x="8.95472in" svg:y="1.49803in" svg:width="6.29724in" svg:height="3.5519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column table:style-name="co4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3">
            <text:p>Fitting of binomial distribution and graphical representation of probabilities</text:p>
          </table:table-cell>
          <table:table-cell table:number-columns-repeated="9" table:style-name="ce4"/>
          <table:table-cell table:style-name="ce1"/>
          <table:table-cell table:number-columns-repeated="16370"/>
        </table:table-row>
        <table:table-row table:style-name="ro2">
          <table:table-cell table:number-columns-repeated="2" table:style-name="ce2"/>
          <table:table-cell table:style-name="ce6"/>
          <table:table-cell table:style-name="ce7"/>
          <table:table-cell table:number-columns-repeated="9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2"/>
          <table:table-cell office:value-type="string" table:style-name="ce8">
            <text:p>Question:</text:p>
          </table:table-cell>
          <table:table-cell office:value-type="string" table:style-name="ce9">
            <text:p>A fair coin is tossed 10 times successively and independently. Let X is the number of getting success (i.e. head) in</text:p>
          </table:table-cell>
          <table:table-cell table:style-name="ce7"/>
          <table:table-cell table:number-columns-repeated="8" table:style-name="ce10"/>
          <table:table-cell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9">
            <text:p>different trials. Plot the PDF and CMF for the experiment. Also answer the following questions:</text:p>
          </table:table-cell>
          <table:table-cell table:style-name="ce7"/>
          <table:table-cell table:number-columns-repeated="8" table:style-name="ce10"/>
          <table:table-cell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number-columns-repeated="7" table:style-name="ce1"/>
          <table:table-cell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table:number-columns-repeated="4" table:style-name="ce2"/>
          <table:table-cell table:style-name="ce6"/>
          <table:table-cell table:style-name="ce1"/>
          <table:table-cell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string" table:style-name="ce11">
            <text:p>X</text:p>
          </table:table-cell>
          <table:table-cell office:value-type="string" table:style-name="ce11">
            <text:p>P(X)</text:p>
          </table:table-cell>
          <table:table-cell office:value-type="string" table:style-name="ce11">
            <text:p>CMF</text:p>
          </table:table-cell>
          <table:table-cell table:style-name="ce12"/>
          <table:table-cell office:value-type="string" table:style-name="ce13">
            <text:p>N</text:p>
          </table:table-cell>
          <table:table-cell office:value-type="float" office:value="10" table:style-name="ce14">
            <text:p>10</text:p>
          </table:table-cell>
          <table:table-cell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9.765625E-4" table:formula="of:=COMBIN([.$G$7];[.B8])*[.$G$8]^[.B8]*(1-[.$G$8])^([.$G$7]-[.B8])" table:style-name="ce14">
            <text:p>0.000976563</text:p>
          </table:table-cell>
          <table:table-cell office:value-type="float" office:value="9.7656250000000022E-4" table:formula="of:=COMBIN([.$G$7];[.C8])*[.$G$8]^[.C8]*(1-[.$G$8])^([.$G$7]-[.C8])" table:style-name="ce14">
            <text:p>0.000976563</text:p>
          </table:table-cell>
          <table:table-cell table:style-name="ce1"/>
          <table:table-cell office:value-type="string" table:style-name="ce13">
            <text:p>p</text:p>
          </table:table-cell>
          <table:table-cell office:value-type="float" office:value="0.5" table:style-name="ce14">
            <text:p>0.5</text:p>
          </table:table-cell>
          <table:table-cell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9.765625E-3" table:formula="of:=COMBIN([.$G$7];[.B9])*[.$G$8]^[.B9]*(1-[.$G$8])^([.$G$7]-[.B9])" table:style-name="ce14">
            <text:p>0.009765625</text:p>
          </table:table-cell>
          <table:table-cell office:value-type="float" office:value="1.07421875E-2" table:formula="of:=SUM([.D8];[.C9])" table:style-name="ce14">
            <text:p>0.010742188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4.39453125E-2" table:formula="of:=COMBIN([.$G$7];[.B10])*[.$G$8]^[.B10]*(1-[.$G$8])^([.$G$7]-[.B10])" table:style-name="ce14">
            <text:p>0.043945313</text:p>
          </table:table-cell>
          <table:table-cell office:value-type="float" office:value="5.46875E-2" table:formula="of:=SUM([.D9];[.C10])" table:style-name="ce14">
            <text:p>0.0546875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3" table:style-name="ce14">
            <text:p>3</text:p>
          </table:table-cell>
          <table:table-cell office:value-type="float" office:value="0.1171875" table:formula="of:=COMBIN([.$G$7];[.B11])*[.$G$8]^[.B11]*(1-[.$G$8])^([.$G$7]-[.B11])" table:style-name="ce14">
            <text:p>0.1171875</text:p>
          </table:table-cell>
          <table:table-cell office:value-type="float" office:value="0.171875" table:formula="of:=SUM([.D10];[.C11])" table:style-name="ce14">
            <text:p>0.171875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4" table:style-name="ce14">
            <text:p>4</text:p>
          </table:table-cell>
          <table:table-cell office:value-type="float" office:value="0.20507812499999997" table:formula="of:=COMBIN([.$G$7];[.B12])*[.$G$8]^[.B12]*(1-[.$G$8])^([.$G$7]-[.B12])" table:style-name="ce14">
            <text:p>0.205078125</text:p>
          </table:table-cell>
          <table:table-cell office:value-type="float" office:value="0.376953125" table:formula="of:=SUM([.D11];[.C12])" table:style-name="ce14">
            <text:p>0.376953125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5" table:style-name="ce14">
            <text:p>5</text:p>
          </table:table-cell>
          <table:table-cell office:value-type="float" office:value="0.24609375" table:formula="of:=COMBIN([.$G$7];[.B13])*[.$G$8]^[.B13]*(1-[.$G$8])^([.$G$7]-[.B13])" table:style-name="ce14">
            <text:p>0.24609375</text:p>
          </table:table-cell>
          <table:table-cell office:value-type="float" office:value="0.4208984375" table:formula="of:=SUM([.D12];[.C10])" table:style-name="ce14">
            <text:p>0.420898438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6" table:style-name="ce14">
            <text:p>6</text:p>
          </table:table-cell>
          <table:table-cell office:value-type="float" office:value="0.20507812499999997" table:formula="of:=COMBIN([.$G$7];[.B14])*[.$G$8]^[.B14]*(1-[.$G$8])^([.$G$7]-[.B14])" table:style-name="ce14">
            <text:p>0.205078125</text:p>
          </table:table-cell>
          <table:table-cell office:value-type="float" office:value="0.5380859375" table:formula="of:=SUM([.D13];[.C11])" table:style-name="ce14">
            <text:p>0.538085938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7" table:style-name="ce14">
            <text:p>7</text:p>
          </table:table-cell>
          <table:table-cell office:value-type="float" office:value="0.1171875" table:formula="of:=COMBIN([.$G$7];[.B15])*[.$G$8]^[.B15]*(1-[.$G$8])^([.$G$7]-[.B15])" table:style-name="ce14">
            <text:p>0.1171875</text:p>
          </table:table-cell>
          <table:table-cell office:value-type="float" office:value="0.7431640625" table:formula="of:=SUM([.D14];[.C12])" table:style-name="ce14">
            <text:p>0.743164063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8" table:style-name="ce14">
            <text:p>8</text:p>
          </table:table-cell>
          <table:table-cell office:value-type="float" office:value="4.39453125E-2" table:formula="of:=COMBIN([.$G$7];[.B16])*[.$G$8]^[.B16]*(1-[.$G$8])^([.$G$7]-[.B16])" table:style-name="ce14">
            <text:p>0.043945313</text:p>
          </table:table-cell>
          <table:table-cell office:value-type="float" office:value="0.9892578125" table:formula="of:=SUM([.D15];[.C13])" table:style-name="ce14">
            <text:p>0.989257813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011" table:style-name="ce5"/>
          <table:table-cell table:number-columns-repeated="15360"/>
        </table:table-row>
        <table:table-row table:style-name="ro2">
          <table:table-cell table:style-name="ce1"/>
          <table:table-cell office:value-type="float" office:value="9" table:style-name="ce14">
            <text:p>9</text:p>
          </table:table-cell>
          <table:table-cell office:value-type="float" office:value="9.765625E-3" table:formula="of:=COMBIN([.$G$7];[.B17])*[.$G$8]^[.B17]*(1-[.$G$8])^([.$G$7]-[.B17])" table:style-name="ce14">
            <text:p>0.009765625</text:p>
          </table:table-cell>
          <table:table-cell office:value-type="float" office:value="1.1943359375" table:formula="of:=SUM([.D16];[.C14])" table:style-name="ce14">
            <text:p>1.194335938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6371"/>
        </table:table-row>
        <table:table-row table:style-name="ro2">
          <table:table-cell table:style-name="ce1"/>
          <table:table-cell office:value-type="float" office:value="10" table:style-name="ce14">
            <text:p>10</text:p>
          </table:table-cell>
          <table:table-cell office:value-type="float" office:value="9.765625E-4" table:formula="of:=COMBIN([.$G$7];[.B18])*[.$G$8]^[.B18]*(1-[.$G$8])^([.$G$7]-[.B18])" table:style-name="ce14">
            <text:p>0.000976563</text:p>
          </table:table-cell>
          <table:table-cell office:value-type="float" office:value="1.3115234375" table:formula="of:=SUM([.D17];[.C15])" table:style-name="ce14">
            <text:p>1.311523438</text:p>
          </table:table-cell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6371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5"/>
          <table:table-cell table:number-columns-repeated="5" table:style-name="ce1"/>
          <table:table-cell table:number-columns-repeated="16371"/>
        </table:table-row>
        <table:table-row table:style-name="ro2">
          <table:table-cell office:value-type="string" table:style-name="ce15">
            <text:p>Q1. What is the probability of getting success at most 5 times?</text:p>
          </table:table-cell>
          <table:table-cell table:number-columns-repeated="2" table:style-name="ce16"/>
          <table:table-cell table:number-columns-repeated="3" table:style-name="ce17"/>
          <table:table-cell table:number-columns-repeated="2" table:style-name="ce5"/>
          <table:table-cell office:value-type="string" table:style-name="ce18">
            <text:p>Formula</text:p>
          </table:table-cell>
          <table:table-cell table:number-columns-repeated="4" table:style-name="ce19"/>
          <table:table-cell table:number-columns-repeated="16371"/>
        </table:table-row>
        <table:table-row table:style-name="ro2">
          <table:table-cell table:style-name="ce1"/>
          <table:table-cell office:value-type="float" office:value="0.2568359375" table:formula="of:=SUM([.D9];[.C13])" table:style-name="ce5">
            <text:p>0.256835938</text:p>
          </table:table-cell>
          <table:table-cell table:number-columns-repeated="4" table:style-name="ce1"/>
          <table:table-cell table:number-columns-repeated="2" table:style-name="ce5"/>
          <table:table-cell office:value-type="string" table:style-name="ce20">
            <text:p>CMF = sigma(P(X))</text:p>
          </table:table-cell>
          <table:table-cell table:number-columns-repeated="4" table:style-name="ce19"/>
          <table:table-cell table:number-columns-repeated="16371"/>
        </table:table-row>
        <table:table-row table:style-name="ro2">
          <table:table-cell table:number-columns-repeated="6" table:style-name="ce1"/>
          <table:table-cell table:number-columns-repeated="2" table:style-name="ce5"/>
          <table:table-cell office:value-type="string" table:style-name="ce20">
            <text:p>CMF = P(X = 0) + P(X = 1) + … + P(X = r)</text:p>
          </table:table-cell>
          <table:table-cell table:number-columns-repeated="4" table:style-name="ce19"/>
          <table:table-cell table:number-columns-repeated="16371"/>
        </table:table-row>
        <table:table-row table:style-name="ro2">
          <table:table-cell office:value-type="string" table:style-name="ce15">
            <text:p>Q2. What is the probability of getting success at least 4 times?</text:p>
          </table:table-cell>
          <table:table-cell table:number-columns-repeated="2" table:style-name="ce16"/>
          <table:table-cell table:number-columns-repeated="3" table:style-name="ce17"/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1"/>
          <table:table-cell office:value-type="string" table:style-name="ce5">
            <text:p>P(X &gt;= 4) = 1 – P(at most 3 times) = 1 – P(X &lt;= 3)</text:p>
          </table:table-cell>
          <table:table-cell table:number-columns-repeated="4" table:style-name="ce1"/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1"/>
          <table:table-cell office:value-type="string" table:style-name="ce5">
            <text:p>P(X &gt;= 4) = 0.828125</text:p>
          </table:table-cell>
          <table:table-cell table:number-columns-repeated="4" table:style-name="ce1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6" table:style-name="ce1"/>
          <table:table-cell table:number-columns-repeated="1018" table:style-name="ce5"/>
          <table:table-cell table:number-columns-repeated="15360"/>
        </table:table-row>
        <table:table-row table:style-name="ro2">
          <table:table-cell office:value-type="string" table:style-name="ce15">
            <text:p>Q3. What is the probability of getting success 2 or 3 times?</text:p>
          </table:table-cell>
          <table:table-cell table:number-columns-repeated="2" table:style-name="ce16"/>
          <table:table-cell table:number-columns-repeated="3" table:style-name="ce17"/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1"/>
          <table:table-cell office:value-type="string" table:style-name="ce5">
            <text:p>P(X = 2 or X = 3) = P(X = 2) + P(X = 3)</text:p>
          </table:table-cell>
          <table:table-cell table:number-columns-repeated="4" table:style-name="ce1"/>
          <table:table-cell table:number-columns-repeated="1018" table:style-name="ce5"/>
          <table:table-cell table:number-columns-repeated="15360"/>
        </table:table-row>
        <table:table-row table:style-name="ro3">
          <table:table-cell table:number-columns-repeated="2" table:style-name="ce1"/>
          <table:table-cell office:value-type="float" office:value="4.4921875E-2" table:formula="of:=SUM([.C10];[.C8])" table:style-name="ce5">
            <text:p>0.044921875</text:p>
          </table:table-cell>
          <table:table-cell table:number-columns-repeated="3" table:style-name="ce1"/>
          <table:table-cell table:number-columns-repeated="1018" table:style-name="ce5"/>
          <table:table-cell table:number-columns-repeated="15360"/>
        </table:table-row>
        <table:table-row table:style-name="ro3">
          <table:table-cell table:number-columns-repeated="6" table:style-name="ce1"/>
          <table:table-cell table:number-columns-repeated="1018" table:style-name="ce5"/>
          <table:table-cell table:number-columns-repeated="15360"/>
        </table:table-row>
        <table:table-row table:style-name="ro3">
          <table:table-cell office:value-type="string" table:style-name="ce15">
            <text:p>Q4. What is the probability of getting success in 5<text:span text:style-name="T3">th time?</text:span></text:p>
          </table:table-cell>
          <table:table-cell table:number-columns-repeated="2" table:style-name="ce16"/>
          <table:table-cell table:number-columns-repeated="3" table:style-name="ce17"/>
          <table:table-cell table:number-columns-repeated="1018" table:style-name="ce5"/>
          <table:table-cell table:number-columns-repeated="15360"/>
        </table:table-row>
        <table:table-row table:style-name="ro4">
          <table:table-cell/>
          <table:table-cell office:value-type="string" table:style-name="ce5">
            <text:p>GDF(n) = (1-p) ^ (n-1) * p ; where p is the probability of getting success in one trial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5">
            <text:p>= (1-0.5)^4 * 0.5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5">
            <text:p>= 0.03125</text:p>
          </table:table-cell>
          <table:table-cell table:number-columns-repeated="16382"/>
        </table:table-row>
        <table:table-row table:number-rows-repeated="10485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manisha shahi</meta:initial-creator>
    <dc:creator>Gourav Siddhad</dc:creator>
    <meta:creation-date>2015-07-29T12:16:08Z</meta:creation-date>
    <dc:date>2016-11-06T17:28:18Z</dc:date>
    <meta:editing-cycles>27</meta:editing-cycles>
    <meta:editing-duration>PT27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41811023622pt" svg:width="453.4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MF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(X)</text:p>
            </chart:title>
          </chart:axis>
          <chart:series chart:label-cell-address="Sheet1.$C$7" chart:values-cell-range-address="Sheet1.$C$8:.$C$18" chart:class="chart:scatter" chart:attached-axis="primary-y" chart:style-name="G0S0">
            <chart:domain table:cell-range-address="Sheet1.$B$8:.$B$18"/>
            <chart:data-point chart:repeated="11"/>
          </chart:series>
          <chart:series chart:label-cell-address="Sheet1.$D$7" chart:values-cell-range-address="Sheet1.$D$8:.$D$18" chart:class="chart:scatter" chart:attached-axis="primary-y" chart:style-name="G0S1">
            <chart:domain table:cell-range-address="Sheet1.$B$8:.$B$18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